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3203b"/>
    </style:style>
    <style:style style:name="P2" style:family="paragraph" style:parent-style-name="Standard">
      <style:text-properties fo:language="uk" fo:country="UA" officeooo:rsid="0013203b" officeooo:paragraph-rsid="0013e994"/>
    </style:style>
    <style:style style:name="T1" style:family="text">
      <style:text-properties fo:language="uk" fo:country="UA" officeooo:rsid="0013203b"/>
    </style:style>
    <style:style style:name="T2" style:family="text">
      <style:text-properties officeooo:rsid="0013e994"/>
    </style:style>
    <style:style style:name="T3" style:family="text">
      <style:text-properties officeooo:rsid="00158d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rmal Ink — Термо-чорнило</text:p>
      <text:p text:style-name="Standard">Haunt — <text:span text:style-name="T1">Помста</text:span></text:p>
      <text:p text:style-name="P1">Drop Roller — Атлет</text:p>
      <text:p text:style-name="P1">Object Shredder — Руйнівник</text:p>
      <text:p text:style-name="P1">Ink Saver (Main) — <text:span text:style-name="T2">Заощад. чорнила О.</text:span></text:p>
      <text:p text:style-name="P2">Ink Saver (Sub) — <text:span text:style-name="T2">Заощад. чорнила Д.</text:span></text:p>
      <text:p text:style-name="P2">Ink Recovery Up — <text:span text:style-name="T2">Відновлення чорнила +</text:span></text:p>
      <text:p text:style-name="P2">Run Speed Up — <text:span text:style-name="T2">Швидкість руху +</text:span></text:p>
      <text:p text:style-name="P2">Swim Speed Up — <text:span text:style-name="T2">Швидкість плавання +</text:span></text:p>
      <text:p text:style-name="P2">Special Charge Up — <text:span text:style-name="T2">Спец. заряд +</text:span></text:p>
      <text:p text:style-name="P2">Special Saver — <text:span text:style-name="T2">Спец. банк</text:span></text:p>
      <text:p text:style-name="P2">Special Power Up — <text:span text:style-name="T2">Спец. Сила +</text:span></text:p>
      <text:p text:style-name="P2">Quick Respawn — <text:span text:style-name="T2">Відродження +</text:span></text:p>
      <text:p text:style-name="P2">Comeback — <text:span text:style-name="T2">Кешбек</text:span></text:p>
      <text:p text:style-name="P2">Last-Ditch Effort — <text:span text:style-name="T2">Останній спрут</text:span></text:p>
      <text:p text:style-name="P2">Sub Resistance Up — <text:span text:style-name="T2">Бомбозахист +</text:span></text:p>
      <text:p text:style-name="P2">Ink Resistance Up — <text:span text:style-name="T2">Чорнилофобність +</text:span></text:p>
      <text:p text:style-name="P2">Sub Power Up — <text:span text:style-name="T3">Дод. Сила +</text:span></text:p>
      <text:p text:style-name="P2">Quick Super Jump — <text:span text:style-name="T3">Супер-стрибок +</text:span></text:p>
      <text:p text:style-name="P2">Ninja Squid — <text:span text:style-name="T3">Ніндзя</text:span></text:p>
      <text:p text:style-name="P2">Ability Doubler — <text:span text:style-name="T3">Подвоювач здібностей</text:span></text:p>
      <text:p text:style-name="P2">Stealth Jump — <text:span text:style-name="T3">Тихий стрибок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5:02:29.232000000</meta:creation-date>
    <dc:date>2025-01-28T19:59:18.197000000</dc:date>
    <meta:editing-duration>PT5M47S</meta:editing-duration>
    <meta:editing-cycles>3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22" meta:word-count="99" meta:character-count="652" meta:non-whitespace-character-count="553"/>
  </office:meta>
</office:document-meta>
</file>